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, 'dl liberatio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ecc7e" officeooo:paragraph-rsid="000ecc7e"/>
    </style:style>
    <style:style style:name="P2" style:family="paragraph" style:parent-style-name="Header">
      <style:paragraph-properties fo:text-align="end" style:justify-single-word="false"/>
      <style:text-properties officeooo:rsid="000ecc7e" officeooo:paragraph-rsid="000ecc7e"/>
    </style:style>
    <style:style style:name="P3" style:family="paragraph" style:parent-style-name="Heading_20_1">
      <style:text-properties officeooo:rsid="000ecc7e" officeooo:paragraph-rsid="000ecc7e"/>
    </style:style>
    <style:style style:name="P4" style:family="paragraph" style:parent-style-name="Text_20_body">
      <style:text-properties officeooo:paragraph-rsid="000ecc7e"/>
    </style:style>
    <style:style style:name="P5" style:family="paragraph" style:parent-style-name="Text_20_body">
      <style:paragraph-properties fo:margin-top="0cm" fo:margin-bottom="0.09cm" style:contextual-spacing="false"/>
      <style:text-properties fo:font-weight="bold" officeooo:rsid="000ecc7e" officeooo:paragraph-rsid="000ecc7e" style:font-weight-asian="bold" style:font-weight-complex="bold"/>
    </style:style>
    <style:style style:name="P6" style:family="paragraph" style:parent-style-name="Text_20_body">
      <style:paragraph-properties fo:margin-top="0cm" fo:margin-bottom="0.09cm" style:contextual-spacing="false"/>
      <style:text-properties officeooo:paragraph-rsid="000ecc7e"/>
    </style:style>
    <style:style style:name="P7" style:family="paragraph" style:parent-style-name="Text_20_body">
      <style:paragraph-properties fo:margin-top="0cm" fo:margin-bottom="0.09cm" style:contextual-spacing="false"/>
      <style:text-properties fo:font-weight="normal" officeooo:rsid="000ecc7e" officeooo:paragraph-rsid="000ecc7e" style:font-weight-asian="normal" style:font-weight-complex="normal"/>
    </style:style>
    <style:style style:name="P8" style:family="paragraph" style:parent-style-name="Text_20_body">
      <style:paragraph-properties fo:margin-top="0cm" fo:margin-bottom="0.09cm" style:contextual-spacing="false"/>
      <style:text-properties fo:font-weight="normal" officeooo:rsid="000ecc7e" officeooo:paragraph-rsid="0011ea39" style:font-weight-asian="normal" style:font-weight-complex="normal"/>
    </style:style>
    <style:style style:name="P9" style:family="paragraph" style:parent-style-name="Text_20_body">
      <style:paragraph-properties fo:margin-top="0cm" fo:margin-bottom="0.09cm" style:contextual-spacing="false"/>
      <style:text-properties fo:font-weight="normal" officeooo:rsid="0011f757" officeooo:paragraph-rsid="0011f757" style:font-weight-asian="normal" style:font-weight-complex="normal"/>
    </style:style>
    <style:style style:name="P10" style:family="paragraph" style:parent-style-name="Text_20_body" style:list-style-name="L1" style:master-page-name="">
      <style:paragraph-properties fo:margin-top="0cm" fo:margin-bottom="0.09cm" style:contextual-spacing="false" style:page-number="auto"/>
      <style:text-properties officeooo:paragraph-rsid="000ecc7e"/>
    </style:style>
    <style:style style:name="P11" style:family="paragraph" style:parent-style-name="Text_20_body" style:list-style-name="L2" style:master-page-name="">
      <style:paragraph-properties fo:margin-top="0cm" fo:margin-bottom="0.09cm" style:contextual-spacing="false" style:page-number="auto"/>
      <style:text-properties fo:font-weight="normal" officeooo:rsid="0011f757" officeooo:paragraph-rsid="0014b3df" style:font-weight-asian="normal" style:font-weight-complex="normal"/>
    </style:style>
    <style:style style:name="P12" style:family="paragraph" style:parent-style-name="Text_20_body" style:list-style-name="L3" style:master-page-name="">
      <style:paragraph-properties fo:margin-top="0cm" fo:margin-bottom="0.09cm" style:contextual-spacing="false" style:page-number="auto"/>
      <style:text-properties officeooo:paragraph-rsid="001f091f"/>
    </style:style>
    <style:style style:name="P13" style:family="paragraph" style:parent-style-name="Heading_20_3">
      <style:text-properties officeooo:paragraph-rsid="000ecc7e"/>
    </style:style>
    <style:style style:name="P14" style:family="paragraph" style:parent-style-name="List_20_Paragraph" style:list-style-name="L1">
      <style:paragraph-properties fo:margin-top="0cm" fo:margin-bottom="0.09cm" style:contextual-spacing="false"/>
      <style:text-properties officeooo:paragraph-rsid="00104cb2"/>
    </style:style>
    <style:style style:name="P15" style:family="paragraph" style:parent-style-name="List_20_Paragraph" style:list-style-name="L1">
      <style:paragraph-properties fo:margin-top="0cm" fo:margin-bottom="0.09cm" style:contextual-spacing="false"/>
      <style:text-properties officeooo:paragraph-rsid="00137394"/>
    </style:style>
    <style:style style:name="P16" style:family="paragraph" style:parent-style-name="List_20_Paragraph" style:list-style-name="L2">
      <style:paragraph-properties fo:margin-top="0cm" fo:margin-bottom="0.09cm" style:contextual-spacing="false"/>
      <style:text-properties fo:color="#0000cc" fo:font-size="12pt" fo:font-weight="normal" officeooo:rsid="000ecc7e" officeooo:paragraph-rsid="0014b3df" style:font-size-asian="12pt" style:font-weight-asian="normal" style:font-weight-complex="normal"/>
    </style:style>
    <style:style style:name="P17" style:family="paragraph" style:parent-style-name="List_20_Paragraph" style:list-style-name="L3">
      <style:paragraph-properties fo:margin-top="0cm" fo:margin-bottom="0.09cm" style:contextual-spacing="false"/>
      <style:text-properties style:use-window-font-color="true" fo:font-size="12pt" fo:font-weight="normal" officeooo:rsid="001e72e2" officeooo:paragraph-rsid="001f091f" style:font-size-asian="12pt" style:font-weight-asian="normal" style:font-weight-complex="normal"/>
    </style:style>
    <style:style style:name="P18" style:family="paragraph" style:parent-style-name="List_20_Paragraph" style:list-style-name="L4">
      <style:paragraph-properties fo:margin-top="0cm" fo:margin-bottom="0.09cm" style:contextual-spacing="false"/>
      <style:text-properties style:use-window-font-color="true" fo:font-size="12pt" fo:font-weight="normal" officeooo:rsid="002b6ac1" officeooo:paragraph-rsid="002b6ac1" style:font-size-asian="12pt" style:font-weight-asian="normal" style:font-weight-complex="normal"/>
    </style:style>
    <style:style style:name="P19" style:family="paragraph" style:parent-style-name="List_20_Paragraph" style:list-style-name="L2">
      <style:text-properties officeooo:paragraph-rsid="0014b3df"/>
    </style:style>
    <style:style style:name="P20" style:family="paragraph" style:parent-style-name="List_20_Paragraph" style:list-style-name="L3">
      <style:text-properties officeooo:paragraph-rsid="001f091f"/>
    </style:style>
    <style:style style:name="P21" style:family="paragraph" style:parent-style-name="List_20_Paragraph" style:list-style-name="L3">
      <style:text-properties officeooo:paragraph-rsid="0020ca79"/>
    </style:style>
    <style:style style:name="P22" style:family="paragraph" style:parent-style-name="List_20_Paragraph" style:list-style-name="L3">
      <style:text-properties fo:color="#0000cc" fo:font-size="12pt" fo:font-weight="normal" officeooo:rsid="00172da3" officeooo:paragraph-rsid="00216da2" style:font-size-asian="12pt" style:font-weight-asian="normal" style:font-weight-complex="normal"/>
    </style:style>
    <style:style style:name="P23" style:family="paragraph" style:parent-style-name="List_20_Paragraph">
      <style:paragraph-properties fo:margin-left="0cm" fo:margin-right="0cm" fo:margin-top="0cm" fo:margin-bottom="0.09cm" style:contextual-spacing="false" fo:text-indent="0cm" style:auto-text-indent="false"/>
      <style:text-properties fo:color="#0000cc" fo:font-size="12pt" fo:font-weight="normal" officeooo:rsid="001e72e2" officeooo:paragraph-rsid="001e72e2" style:font-size-asian="12pt" style:font-weight-asian="normal" style:font-weight-complex="normal"/>
    </style:style>
    <style:style style:name="P24" style:family="paragraph" style:parent-style-name="List_20_Paragraph">
      <style:paragraph-properties fo:margin-left="0cm" fo:margin-right="0cm" fo:margin-top="0cm" fo:margin-bottom="0.09cm" style:contextual-spacing="false" fo:text-indent="0cm" style:auto-text-indent="false"/>
      <style:text-properties style:use-window-font-color="true" fo:font-size="12pt" fo:font-weight="normal" officeooo:rsid="002ac807" officeooo:paragraph-rsid="002ac807" style:font-size-asian="12p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4472c4"/>
    </style:style>
    <style:style style:name="T3" style:family="text">
      <style:text-properties fo:color="#4472c4" fo:font-size="12pt" style:font-size-asian="12pt"/>
    </style:style>
    <style:style style:name="T4" style:family="text">
      <style:text-properties fo:color="#4472c4" fo:font-size="12pt" officeooo:rsid="000ecc7e" style:font-size-asian="12pt"/>
    </style:style>
    <style:style style:name="T5" style:family="text">
      <style:text-properties fo:color="#4472c4" fo:font-size="12pt" fo:font-weight="normal" officeooo:rsid="000ecc7e" style:font-size-asian="12pt" style:font-weight-asian="normal" style:font-weight-complex="normal"/>
    </style:style>
    <style:style style:name="T6" style:family="text">
      <style:text-properties fo:font-size="10pt" style:font-size-asian="10pt"/>
    </style:style>
    <style:style style:name="T7" style:family="text">
      <style:text-properties fo:font-size="10pt" officeooo:rsid="0011f757" style:font-size-asian="10pt"/>
    </style:style>
    <style:style style:name="T8" style:family="text">
      <style:text-properties fo:font-size="10pt" officeooo:rsid="00137394" style:font-size-asian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10pt" fo:font-weight="normal" officeooo:rsid="000ecc7e" style:font-size-asian="10pt" style:font-weight-asian="normal" style:font-weight-complex="normal"/>
    </style:style>
    <style:style style:name="T11" style:family="text">
      <style:text-properties style:use-window-font-color="true" fo:font-size="10pt" fo:font-weight="normal" officeooo:rsid="00137394" style:font-size-asian="10pt" style:font-weight-asian="normal" style:font-weight-complex="normal"/>
    </style:style>
    <style:style style:name="T12" style:family="text">
      <style:text-properties style:use-window-font-color="true" fo:font-size="10pt" officeooo:rsid="000ecc7e" style:font-size-asian="10pt"/>
    </style:style>
    <style:style style:name="T13" style:family="text">
      <style:text-properties style:use-window-font-color="true" fo:font-size="10pt" officeooo:rsid="0014b3df" style:font-size-asian="10pt"/>
    </style:style>
    <style:style style:name="T14" style:family="text">
      <style:text-properties style:use-window-font-color="true" fo:font-size="10pt" officeooo:rsid="0020ca79" style:font-size-asian="10pt"/>
    </style:style>
    <style:style style:name="T15" style:family="text">
      <style:text-properties style:use-window-font-color="true" fo:font-size="10pt" officeooo:rsid="002349cf" style:font-size-asian="10pt"/>
    </style:style>
    <style:style style:name="T16" style:family="text">
      <style:text-properties style:use-window-font-color="true" officeooo:rsid="001d21a5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officeooo:rsid="0018ff3b" style:font-size-asian="12pt"/>
    </style:style>
    <style:style style:name="T19" style:family="text">
      <style:text-properties fo:color="#0000cc"/>
    </style:style>
    <style:style style:name="T20" style:family="text">
      <style:text-properties fo:color="#0000cc" fo:font-size="12pt" fo:font-weight="normal" officeooo:rsid="000ecc7e" style:font-size-asian="12pt" style:font-weight-asian="normal" style:font-weight-complex="normal"/>
    </style:style>
    <style:style style:name="T21" style:family="text">
      <style:text-properties fo:color="#0000cc" fo:font-size="12pt" fo:font-weight="normal" officeooo:rsid="00104cb2" style:font-size-asian="12pt" style:font-weight-asian="normal" style:font-weight-complex="normal"/>
    </style:style>
    <style:style style:name="T22" style:family="text">
      <style:text-properties fo:color="#0000cc" fo:font-size="12pt" fo:font-weight="normal" officeooo:rsid="00172da3" style:font-size-asian="12pt" style:font-weight-asian="normal" style:font-weight-complex="normal"/>
    </style:style>
    <style:style style:name="T23" style:family="text">
      <style:text-properties fo:color="#0000cc" fo:font-size="12pt" fo:font-weight="normal" officeooo:rsid="0018ff3b" style:font-size-asian="12pt" style:font-weight-asian="normal" style:font-weight-complex="normal"/>
    </style:style>
    <style:style style:name="T24" style:family="text">
      <style:text-properties fo:color="#0000cc" fo:font-size="12pt" style:font-size-asian="12pt"/>
    </style:style>
    <style:style style:name="T25" style:family="text">
      <style:text-properties fo:color="#0000cc" fo:font-size="12pt" officeooo:rsid="00104cb2" style:font-size-asian="12pt"/>
    </style:style>
    <style:style style:name="T26" style:family="text">
      <style:text-properties fo:color="#0000cc" fo:font-size="12pt" officeooo:rsid="000ecc7e" style:font-size-asian="12pt"/>
    </style:style>
    <style:style style:name="T27" style:family="text">
      <style:text-properties fo:color="#0000cc" officeooo:rsid="0011ea39"/>
    </style:style>
    <style:style style:name="T28" style:family="text">
      <style:text-properties fo:color="#0000cc" style:text-underline-style="solid" style:text-underline-width="auto" style:text-underline-color="font-color" officeooo:rsid="0011ea39"/>
    </style:style>
    <style:style style:name="T29" style:family="text">
      <style:text-properties fo:color="#0000cc" officeooo:rsid="00166af3"/>
    </style:style>
    <style:style style:name="T30" style:family="text">
      <style:text-properties fo:color="#0000cc" officeooo:rsid="00172da3"/>
    </style:style>
    <style:style style:name="T31" style:family="text">
      <style:text-properties fo:color="#0000cc" officeooo:rsid="00275ae8"/>
    </style:style>
    <style:style style:name="T32" style:family="text">
      <style:text-properties fo:color="#0000cc" fo:font-weight="normal" officeooo:rsid="0011ea39" style:font-weight-asian="normal" style:font-weight-complex="normal"/>
    </style:style>
    <style:style style:name="T33" style:family="text">
      <style:text-properties fo:color="#0000cc" fo:font-weight="normal" officeooo:rsid="00275ae8" style:font-weight-asian="normal" style:font-weight-complex="normal"/>
    </style:style>
    <style:style style:name="T34" style:family="text">
      <style:text-properties officeooo:rsid="001afcf4"/>
    </style:style>
    <style:style style:name="T35" style:family="text">
      <style:text-properties officeooo:rsid="00216da2"/>
    </style:style>
    <style:style style:name="T36" style:family="text">
      <style:text-properties officeooo:rsid="00254082"/>
    </style:style>
    <style:style style:name="T37" style:family="text">
      <style:text-properties fo:font-variant="normal" fo:text-transform="none" fo:color="#000000" style:font-name="Liberation Sans1" fo:font-size="10.5pt" fo:letter-spacing="normal" fo:font-style="normal" fo:font-weight="normal"/>
    </style:style>
    <style:style style:name="T38" style:family="text">
      <style:text-properties fo:font-variant="normal" fo:text-transform="none" fo:color="#000000" fo:letter-spacing="normal"/>
    </style:style>
    <style:style style:name="T39" style:family="text">
      <style:text-properties fo:font-variant="normal" fo:text-transform="none" fo:color="#3d2802" style:font-name="Liberation Sans1" fo:font-size="10.5pt" fo:letter-spacing="normal" fo:font-style="normal" style:text-underline-style="solid" style:text-underline-width="auto" style:text-underline-color="font-color" fo:font-weight="normal" fo:padding="0cm" fo:border="none"/>
    </style:style>
    <style:style style:name="T40" style:family="text">
      <style:text-properties fo:font-variant="normal" fo:text-transform="none" fo:color="#0000cc" style:font-name="Liberation Sans1" fo:font-size="10.5pt" fo:letter-spacing="normal" fo:font-style="normal" fo:font-weight="normal" officeooo:rsid="00275ae8" style:font-weight-asian="normal" style:font-weight-complex="normal"/>
    </style:style>
    <style:style style:name="T41" style:family="text">
      <style:text-properties fo:font-variant="normal" fo:text-transform="none" fo:color="#0000cc" style:font-name="Liberation Sans1" fo:font-size="10.5pt" fo:letter-spacing="normal" fo:font-style="normal" style:text-underline-style="solid" style:text-underline-width="auto" style:text-underline-color="font-color" fo:font-weight="normal" officeooo:rsid="00275ae8" style:font-weight-asian="normal" style:font-weight-complex="normal" fo:padding="0cm" fo:border="none"/>
    </style:style>
    <style:style style:name="T42" style:family="text">
      <style:text-properties fo:font-variant="normal" fo:text-transform="none" fo:color="#0000cc" style:font-name="Liberation Sans1" fo:font-size="10.5pt" fo:letter-spacing="normal" fo:font-style="normal" style:text-underline-style="none" fo:font-weight="normal" officeooo:rsid="00275ae8" style:font-weight-asian="normal" style:font-weight-complex="normal" fo:padding="0cm" fo:border="none"/>
    </style:style>
    <style:style style:name="T43" style:family="text">
      <style:text-properties fo:font-variant="normal" fo:text-transform="none" fo:color="#0000cc" fo:letter-spacing="normal" fo:font-weight="normal" officeooo:rsid="00275ae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tokoll</text:h>
      <text:p text:style-name="P4"/>
      <text:h text:style-name="P13" text:outline-level="3">3 Paketfilterung (Firewalling)</text:h>
      <text:p text:style-name="P6"><text:span text:style-name="T1">a)</text:span> <text:s/>„Auf einem Ihrer beiden Rechner soll der Zugang vom und zum Netzwerk 172.16.1.0/24</text:p>
      <text:p text:style-name="P7">vollständig gesperrt werden“.</text:p>
      <text:p text:style-name="P7"/>
      <text:p text:style-name="P7"><text:tab/><text:span text:style-name="T19">-</text:span><text:span text:style-name="T27">I<text:tab/>: Fügt eine Regel </text:span><text:span text:style-name="T28">vorne</text:span><text:span text:style-name="T27"> an die Tabelle an</text:span></text:p>
      <text:p text:style-name="P7"><text:span text:style-name="T27"><text:tab/>-s<text:tab/>: Gibt eine Source-Adresse an</text:span></text:p>
      <text:p text:style-name="P8"><text:span text:style-name="T27"><text:tab/>-d<text:tab/>: Gibt eine Destination-Adresse an</text:span></text:p>
      <text:p text:style-name="P8"><text:span text:style-name="T27"><text:tab/>-</text:span><text:span text:style-name="T29">p<text:tab/>: Gibt an welches Protokoll gemeint ist</text:span></text:p>
      <text:p text:style-name="P7"><text:span text:style-name="T27"><text:tab/>-j<text:tab/>: Gibt an, was mit dem Paket geschehen soll, wenn der Filter diese Regel anwendet</text:span></text:p>
      <text:p text:style-name="P6"><text:span text:style-name="T32"><text:tab/>--</text:span><text:span text:style-name="T33">policy : T</text:span><text:span text:style-name="T40">rifft eine in einer Tabelle und Chain definierte Regel zu, so wird die in der Regel <text:tab/><text:tab/><text:tab/>hinterlegte </text:span><text:span text:style-name="T42">Aktion</text:span><text:span text:style-name="T41"> </text:span><text:span text:style-name="T40">ausgeführt. Sollte keine Regel zutreffen (was durchaus nichts <text:tab/><text:tab/><text:tab/>ungewöhnliches ist), so wird die in der Tabelle hinterlegte, allgemein gültige </text:span><text:span text:style-name="T42">Policy <text:tab/><text:tab/><text:tab/></text:span><text:span text:style-name="T40">angewendet.</text:span></text:p>
      <text:p text:style-name="P7"><text:span text:style-name="T27"/></text:p>
      <text:p text:style-name="P7"><text:tab/>Lösung:</text:p>
      <text:list xml:id="list1857136467222351414" text:style-name="L1">
        <text:list-item>
          <text:p text:style-name="P10"><text:span text:style-name="T20">sudo /sbin/rcSuSEfirewall2 restart</text:span><text:span text:style-name="T5"> <text:line-break/></text:span><text:span text:style-name="T10">Firewall auf Ursprungszustand stellen</text:span></text:p>
        </text:list-item>
        <text:list-item>
          <text:p text:style-name="P14"><text:span text:style-name="T25">i</text:span><text:span text:style-name="T24">ptable</text:span><text:span text:style-name="T25">s</text:span><text:span text:style-name="T24"> –I <text:s/>INPUT –s 172.16.1.0/24 –j DROP</text:span><text:span text:style-name="T17"> <text:s text:c="6"/><text:line-break/></text:span><text:span text:style-name="T7">Alle e</text:span><text:span text:style-name="T6">ingehende </text:span><text:span text:style-name="T7">Pakete der Source-Adresse werden abgefangen und verworfen</text:span></text:p>
        </text:list-item>
        <text:list-item>
          <text:p text:style-name="P14"><text:span text:style-name="T25">i</text:span><text:span text:style-name="T24">ptable</text:span><text:span text:style-name="T25">s</text:span><text:span text:style-name="T24"> –I OUTPUT –d 172.16.1.0/24 –j DROP <text:s/></text:span><text:span text:style-name="T3"><text:s/><text:line-break/></text:span><text:span text:style-name="T8">Alle a</text:span><text:span text:style-name="T6">usgehende </text:span><text:span text:style-name="T8">Pakete der Destination-Adresse werden abfangen und verworfen </text:span></text:p>
        </text:list-item>
        <text:list-item>
          <text:p text:style-name="P14"><text:span text:style-name="T25">i</text:span><text:span text:style-name="T24">ptable</text:span><text:span text:style-name="T25">s</text:span><text:span text:style-name="T24"> –I FORWARD –s 172.16.1.0/24 –j DROP </text:span><text:span text:style-name="T3"><text:line-break/></text:span><text:span text:style-name="T8">Alle W</text:span><text:span text:style-name="T6">eiterleitungen </text:span><text:span text:style-name="T8">der Source-Adresse werden abgefangen und verworfen </text:span></text:p>
        </text:list-item>
        <text:list-item>
          <text:p text:style-name="P15"><text:span text:style-name="T21">i</text:span><text:span text:style-name="T20">ptable</text:span><text:span text:style-name="T21">s</text:span><text:span text:style-name="T20"> –I FORWARD –d 172.16.1.0/24 –j DROP </text:span><text:span text:style-name="T5"><text:line-break/></text:span><text:span text:style-name="T11">Alle W</text:span><text:span text:style-name="T10">eiterleitungen </text:span><text:span text:style-name="T11">der Destination-Adresse werden abgefangen und verworfen </text:span></text:p>
        </text:list-item>
      </text:list>
      <text:p text:style-name="P5"/>
      <text:p text:style-name="P9">b) <text:s/>„Stellen Sie die Firewall des Rechners so ein, dass dort über das Netz 172.16.1.0/24 nur ein</text:p>
      <text:p text:style-name="P9">TCP-Server (z.B. aus Aufgabe 2/3) auf Port 51000 genutzt werden kann. Alle anderen</text:p>
      <text:p text:style-name="P9">Verbindungen über dieses Netz sollen gesperrt sein“</text:p>
      <text:p text:style-name="P9"/>
      <text:p text:style-name="P9"><text:tab/>Lösung:</text:p>
      <text:list xml:id="list2410446852316635645" text:style-name="L2">
        <text:list-item>
          <text:p text:style-name="P11"><text:span text:style-name="T26">sudo /sbin/rcSuSEfirewall2 restart</text:span><text:span text:style-name="T4"> <text:line-break/></text:span><text:span text:style-name="T12">Firewall auf Ursprungszustand stellen</text:span></text:p>
        </text:list-item>
        <text:list-item>
          <text:p text:style-name="P19"><text:span text:style-name="T20">iptable</text:span><text:span text:style-name="T22">s</text:span><text:span text:style-name="T20"> --policy INPUT DROP</text:span><text:span text:style-name="T3"><text:line-break/></text:span><text:span text:style-name="T13">Jede Art von eingehenden Paketen wird verworfen</text:span></text:p>
        </text:list-item>
        <text:list-item>
          <text:p text:style-name="P19"><text:span text:style-name="T20">iptable</text:span><text:span text:style-name="T22">s</text:span><text:span text:style-name="T20"> --policy OUTPUT DROP</text:span><text:span text:style-name="T3"><text:line-break/></text:span><text:soft-page-break/><text:span text:style-name="T13">Jede Art von ausgehenden Paketen wird verworfen</text:span></text:p>
        </text:list-item>
        <text:list-item>
          <text:p text:style-name="P19"><text:span text:style-name="T20">iptable</text:span><text:span text:style-name="T22">s</text:span><text:span text:style-name="T20"> --policy FORWARD DROP</text:span><text:span text:style-name="T3"><text:line-break/></text:span><text:span text:style-name="T13">Jede Art von Weiterleitungen wird verworfen<text:line-break/></text:span></text:p>
        </text:list-item>
        <text:list-item>
          <text:p text:style-name="P19"><text:span text:style-name="T20">iptable</text:span><text:span text:style-name="T23">s</text:span><text:span text:style-name="T20"> –I INPUT –p tcp 51000 –s 172.16.1.0/24 –m state --state NEW, ESTABLISHED –j ACCEPT</text:span><text:span text:style-name="T3"> <text:s text:c="2"/><text:line-break/></text:span><text:span text:style-name="T17">Es werden nur TCP Anfragen über den Port 51000 </text:span><text:span text:style-name="T18">aus </text:span><text:span text:style-name="T17">dem Netzwerk 172.16.1.0/24 zugelassen</text:span></text:p>
        </text:list-item>
        <text:list-item>
          <text:p text:style-name="P16">iptable<text:span text:style-name="T34">s</text:span> –I OUTPUT –m state --state ESTABLISHED,RELATED –j ACCEPT<text:line-break/><text:span text:style-name="T16">Es werden nur ausgehende TCP Pakete zugelassen, die keine Verbindungsaufbau beinhalten</text:span></text:p>
        </text:list-item>
      </text:list>
      <text:p text:style-name="P23"><text:span text:style-name="T16">c) <text:s/>„Konfigurieren Sie den Rechner so, dass man keine TCP-Server auf diesem Rechner über </text:span><text:span text:style-name="T9">das <text:line-break/> Netz 172.16.1.0/24 ansprechen kann. Alle anderen Verbindungen über dieses Netz<text:line-break/> sollen dagegen möglich sein</text:span><text:span text:style-name="T16">“</text:span></text:p>
      <text:p text:style-name="P23"/>
      <text:p text:style-name="P23"><text:span text:style-name="T16"><text:tab/>L</text:span><text:span text:style-name="T9">ösung</text:span></text:p>
      <text:list xml:id="list3113229197757578285" text:style-name="L3">
        <text:list-item>
          <text:p text:style-name="P12"><text:span text:style-name="T20">sudo /sbin/rcSuSEfirewall2 restart</text:span><text:span text:style-name="T5"> <text:line-break/></text:span><text:span text:style-name="T10">Firewall auf Ursprungszustand stellen</text:span></text:p>
        </text:list-item>
        <text:list-item>
          <text:p text:style-name="P20"><text:span text:style-name="T20">iptable</text:span><text:span text:style-name="T22">s</text:span><text:span text:style-name="T20"> --policy INPUT ACCEPT</text:span><text:span text:style-name="T3"><text:line-break/></text:span><text:span text:style-name="T13">Jede Art von eingehenden Paketen wird </text:span><text:span text:style-name="T14">akzeptiert</text:span></text:p>
        </text:list-item>
        <text:list-item>
          <text:p text:style-name="P21"><text:span text:style-name="T20">iptable</text:span><text:span text:style-name="T22">s</text:span><text:span text:style-name="T20"> --policy OUTPUT ACCEPT</text:span><text:span text:style-name="T3"><text:line-break/></text:span><text:span text:style-name="T13">Jede Art von ausgehenden Paketen wird </text:span><text:span text:style-name="T14">akzeptiert</text:span></text:p>
        </text:list-item>
        <text:list-item>
          <text:p text:style-name="P21"><text:span text:style-name="T20">iptable</text:span><text:span text:style-name="T22">s</text:span><text:span text:style-name="T20"> --policy FORWARD ACCEPT</text:span><text:span text:style-name="T3"><text:line-break/></text:span><text:span text:style-name="T13">Jede Art von Weiterleitungen wird </text:span><text:span text:style-name="T14">akzeptiert</text:span></text:p>
          <text:p text:style-name="P22"/>
        </text:list-item>
        <text:list-item>
          <text:p text:style-name="P22">iptables –I INPUT –p tcp –s 172.16.1.0/24 –m tcp –m state –state NEW –j DROP<text:line-break/><text:span text:style-name="T14">Eingehende </text:span><text:span text:style-name="T15">Verbindungsaufbau </text:span><text:span text:style-name="T14">TCP Pakete werden von der Source-Adresse v</text:span><text:span text:style-name="T15">erworfen</text:span></text:p>
        </text:list-item>
        <text:list-item>
          <text:p text:style-name="P17"><text:span text:style-name="T30">iptables –I INPUT –p tcp <text:s/>–s 172.16.1.0/24 –m tcp –m state –state ESTABLISHED,RELATED –j DROP</text:span> <text:line-break/><text:span text:style-name="T36">Eingehende </text:span></text:p>
        </text:list-item>
      </text:list>
      <text:p text:style-name="P24">d) „Stellen Sie die Firewall Ihres Rechners so ein, dass von dort ein ping auf andere</text:p>
      <text:p text:style-name="P24">Rechner/Geräte im Netz 172.16.1.0/24 möglich ist, nicht aber umgekehrt!“</text:p>
      <text:p text:style-name="P24"/>
      <text:p text:style-name="P24"><text:tab/>Lösung</text:p>
      <text:list xml:id="list8548044698127337687" text:style-name="L4">
        <text:list-item>
          <text:p text:style-name="P18">iptab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, 'dl liberatio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cc7e" officeooo:paragraph-rsid="000ecc7e"/>
    </style:style>
    <style:style style:name="MP2" style:family="paragraph" style:parent-style-name="Header">
      <style:text-properties officeooo:rsid="000ecc7e" officeooo:paragraph-rsid="000ecc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N-Praktikum 4<text:tab/><text:tab/>14.01.2016</text:p>
        <text:p text:style-name="MP2">Gruppe: Andreas Berks, Dimitri Mei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 </meta:initial-creator>
    <meta:creation-date>2016-01-14T07:31:52.193913982</meta:creation-date>
    <meta:generator>LibreOffice/4.2.8.2$Linux_X86_64 LibreOffice_project/420m0$Build-2</meta:generator>
    <dc:date>2016-01-14T16:15:18.547911301</dc:date>
    <dc:creator>Dimitri </dc:creator>
    <meta:editing-duration>PT8H34M46S</meta:editing-duration>
    <meta:editing-cycles>22</meta:editing-cycles>
    <meta:document-statistic meta:table-count="0" meta:image-count="0" meta:object-count="0" meta:page-count="2" meta:paragraph-count="41" meta:word-count="476" meta:character-count="3163" meta:non-whitespace-character-count="2699"/>
  </office:meta>
</office:document-meta>
</file>